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4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2"/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33"/>
          <table:table-cell table:style-name="ce30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32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2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2" office:value-type="string" calcext:value-type="string">
            <text:p>摘要\科目毎計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38" office:value-type="float" office:value="-4" calcext:value-type="float">
            <text:p>-4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5"/>
          <table:table-cell table:style-name="ce23" office:value-type="date" office:date-value="2018-01-01" calcext:value-type="date">
            <text:p>2018/1/1</text:p>
          </table:table-cell>
          <table:table-cell table:style-name="ce32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5"/>
          <table:table-cell table:style-name="ce14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-970" calcext:value-type="float">
            <text:p>-97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/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" table:number-columns-repeated="3"/>
          <table:table-cell table:style-name="ce35"/>
          <table:table-cell table:style-name="ce18" table:number-columns-repeated="45"/>
          <table:table-cell table:number-columns-repeated="975"/>
        </table:table-row>
        <table:table-row table:style-name="ro2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Height": 304, "CloseCheck": true, "Width": 274, "CheckBox1sate": 1, "CheckBox2sate": 0, "OptionCheck": fals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00/00/00</text:date>, <text:time style:data-style-name="N2" text:time-value="22:50:53.80299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30T23:26:43.525420377</dc:date>
    <meta:editing-duration>PT15H12M12S</meta:editing-duration>
    <meta:editing-cycles>70</meta:editing-cycles>
    <meta:document-statistic meta:table-count="2" meta:cell-count="109" meta:object-count="0"/>
  </office:meta>
</office:document-meta>
</file>